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officeooo:rsid="001afb71" officeooo:paragraph-rsid="001afb71" style:font-size-asian="10pt" style:font-size-complex="10pt"/>
    </style:style>
    <style:style style:name="P2" style:family="paragraph" style:parent-style-name="Standard">
      <style:text-properties style:font-name="FreeMono" fo:font-size="10pt" officeooo:rsid="001e4a13" officeooo:paragraph-rsid="001e4a13" style:font-size-asian="10pt" style:font-size-complex="10pt"/>
    </style:style>
    <style:style style:name="P3" style:family="paragraph" style:parent-style-name="Standard">
      <style:text-properties style:font-name="FreeMono" fo:font-size="10pt" officeooo:rsid="001fc2a1" officeooo:paragraph-rsid="001fc2a1" style:font-size-asian="10pt" style:font-size-complex="10pt"/>
    </style:style>
    <style:style style:name="P4" style:family="paragraph" style:parent-style-name="Standard">
      <style:text-properties style:font-name="FreeMono" fo:font-size="10pt" fo:font-weight="bold" officeooo:rsid="001afb71" officeooo:paragraph-rsid="001afb71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FreeMono" fo:font-size="10pt" fo:font-weight="bold" officeooo:rsid="001e4a13" officeooo:paragraph-rsid="001fc2a1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FreeMono" fo:font-size="10pt" fo:font-weight="bold" officeooo:rsid="001e4a13" officeooo:paragraph-rsid="0021eae7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FreeMono" fo:font-size="10pt" fo:font-weight="bold" officeooo:rsid="001e4a13" officeooo:paragraph-rsid="0024e27b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FreeMono" fo:font-size="10pt" fo:font-weight="bold" officeooo:rsid="00202892" officeooo:paragraph-rsid="001fc2a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FreeMono" fo:font-size="10pt" fo:font-weight="normal" officeooo:rsid="001e4a13" officeooo:paragraph-rsid="0021eae7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FreeMono" fo:font-size="10pt" fo:font-weight="normal" officeooo:rsid="001e4a13" officeooo:paragraph-rsid="00242065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FreeMono" fo:font-size="10pt" fo:font-weight="normal" officeooo:rsid="00226d68" officeooo:paragraph-rsid="00226d68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FreeMono" fo:font-size="10pt" fo:font-weight="normal" officeooo:rsid="001fc2a1" officeooo:paragraph-rsid="00226d68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FreeMono" fo:font-size="10pt" fo:font-weight="normal" officeooo:rsid="00242065" officeooo:paragraph-rsid="00242065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FreeMono" fo:font-size="10pt" fo:font-weight="normal" officeooo:rsid="0024e27b" officeooo:paragraph-rsid="0024e27b" style:font-size-asian="10pt" style:font-weight-asian="normal" style:font-size-complex="10pt" style:font-weight-complex="normal"/>
    </style:style>
    <style:style style:name="P15" style:family="paragraph" style:parent-style-name="Standard">
      <style:text-properties officeooo:paragraph-rsid="001fc2a1"/>
    </style:style>
    <style:style style:name="P16" style:family="paragraph" style:parent-style-name="Standard">
      <style:text-properties fo:font-variant="normal" fo:text-transform="none" fo:color="#000000" loext:opacity="100%" style:font-name="FreeMono" fo:font-size="10pt" fo:letter-spacing="normal" fo:font-style="normal" fo:font-weight="normal" officeooo:rsid="00242065" officeooo:paragraph-rsid="0024e27b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FreeMono" fo:font-size="10pt" fo:letter-spacing="normal" fo:font-style="normal" fo:font-weight="normal" officeooo:rsid="001fc2a1" officeooo:paragraph-rsid="0021eae7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FreeMono" fo:font-size="10pt" fo:letter-spacing="normal" fo:font-style="normal" fo:font-weight="normal" officeooo:rsid="00266d9c" officeooo:paragraph-rsid="0024e27b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font-variant="normal" fo:text-transform="none" fo:color="#000000" loext:opacity="100%" style:font-name="FreeMono" fo:font-size="8pt" fo:letter-spacing="normal" fo:font-style="normal" fo:font-weight="normal" officeooo:rsid="00266d9c" officeooo:paragraph-rsid="0024e27b" style:font-size-asian="8pt" style:font-weight-asian="normal" style:font-size-complex="8pt" style:font-weight-complex="normal"/>
    </style:style>
    <style:style style:name="T1" style:family="text">
      <style:text-properties officeooo:rsid="001c9d9f"/>
    </style:style>
    <style:style style:name="T2" style:family="text">
      <style:text-properties fo:font-variant="normal" fo:text-transform="none" fo:color="#e6edf3" loext:opacity="100%" style:font-name="FreeMono" fo:font-size="10pt" fo:letter-spacing="normal" fo:font-style="normal" fo:font-weight="normal" officeooo:rsid="001afb71" fo:background-color="transparent" loext:char-shading-value="0" style:font-size-asian="10pt" style:font-size-complex="10pt" loext:padding="0in" loext:border="none"/>
    </style:style>
    <style:style style:name="T3" style:family="text">
      <style:text-properties fo:font-variant="normal" fo:text-transform="none" fo:color="#000000" loext:opacity="100%" fo:letter-spacing="normal" fo:font-style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fc2a1"/>
    </style:style>
    <style:style style:name="T5" style:family="text">
      <style:text-properties fo:font-variant="normal" fo:text-transform="none" fo:color="#000000" loext:opacity="100%" fo:letter-spacing="normal" fo:font-style="normal" officeooo:rsid="001fc2a1"/>
    </style:style>
    <style:style style:name="T6" style:family="text">
      <style:text-properties fo:font-variant="normal" fo:text-transform="none" fo:color="#000000" loext:opacity="100%" fo:letter-spacing="normal" fo:font-style="normal" officeooo:rsid="0021dc36"/>
    </style:style>
    <style:style style:name="T7" style:family="text">
      <style:text-properties fo:font-variant="normal" fo:text-transform="none" fo:color="#000000" loext:opacity="100%" fo:letter-spacing="normal" fo:font-style="normal" officeooo:rsid="00242065"/>
    </style:style>
    <style:style style:name="T8" style:family="text">
      <style:text-properties fo:font-variant="normal" fo:text-transform="none" fo:color="#000000" loext:opacity="100%" style:font-name="FreeMono" fo:letter-spacing="normal" fo:font-style="normal" officeooo:rsid="001fc2a1" loext:padding="0in" loext:border="none"/>
    </style:style>
    <style:style style:name="T9" style:family="text">
      <style:text-properties officeooo:rsid="0021dc36"/>
    </style:style>
    <style:style style:name="T10" style:family="text">
      <style:text-properties officeooo:rsid="0021eae7"/>
    </style:style>
    <style:style style:name="T11" style:family="text">
      <style:text-properties officeooo:rsid="0024e27b"/>
    </style:style>
    <style:style style:name="T12" style:family="text">
      <style:text-properties officeooo:rsid="00266d9c"/>
    </style:style>
    <style:style style:name="T13" style:family="text">
      <style:text-properties fo:color="#cf8e6d" loext:opacity="100%" style:font-name="JetBrains Mono" fo:font-size="11.5pt" style:font-size-asian="11.5pt" style:font-style-asian="normal"/>
    </style:style>
    <style:style style:name="T14" style:family="text">
      <style:text-properties fo:color="#cf8e6d" loext:opacity="100%" fo:font-size="11.5pt" style:font-size-asian="11.5pt" style:font-style-asian="normal"/>
    </style:style>
    <style:style style:name="T15" style:family="text">
      <style:text-properties fo:color="#cf8e6d" loext:opacity="100%" style:font-style-asian="normal"/>
    </style:style>
    <style:style style:name="T16" style:family="text">
      <style:text-properties fo:color="#bcbec4" loext:opacity="100%" style:font-name="JetBrains Mono" fo:font-size="11.5pt" style:font-size-asian="11.5pt" style:font-style-asian="normal"/>
    </style:style>
    <style:style style:name="T17" style:family="text">
      <style:text-properties fo:color="#bcbec4" loext:opacity="100%" fo:font-size="11.5pt" style:font-size-asian="11.5pt" style:font-style-asian="normal"/>
    </style:style>
    <style:style style:name="T18" style:family="text">
      <style:text-properties fo:color="#bcbec4" loext:opacity="100%" style:font-style-asian="normal"/>
    </style:style>
    <style:style style:name="T19" style:family="text">
      <style:text-properties fo:color="#5f826b" loext:opacity="100%" style:font-name="JetBrains Mono" fo:font-size="11.5pt" fo:font-style="italic" style:font-size-asian="11.5pt" style:font-style-asian="italic"/>
    </style:style>
    <style:style style:name="T20" style:family="text">
      <style:text-properties fo:color="#5f826b" loext:opacity="100%" fo:font-size="11.5pt" fo:font-style="italic" style:font-size-asian="11.5pt" style:font-style-asian="italic"/>
    </style:style>
    <style:style style:name="T21" style:family="text">
      <style:text-properties fo:color="#5f826b" loext:opacity="100%" fo:font-style="italic" style:font-style-asian="italic"/>
    </style:style>
    <style:style style:name="T22" style:family="text">
      <style:text-properties fo:color="#67a37c" loext:opacity="100%" style:font-name="JetBrains Mono" fo:font-size="11.5pt" fo:font-style="italic" style:font-size-asian="11.5pt" style:font-style-asian="italic"/>
    </style:style>
    <style:style style:name="T23" style:family="text">
      <style:text-properties fo:color="#67a37c" loext:opacity="100%" fo:font-size="11.5pt" fo:font-style="italic" style:font-size-asian="11.5pt" style:font-style-asian="italic"/>
    </style:style>
    <style:style style:name="T24" style:family="text">
      <style:text-properties fo:color="#67a37c" loext:opacity="100%" fo:font-style="italic" style:font-style-asian="italic"/>
    </style:style>
    <style:style style:name="T25" style:family="text">
      <style:text-properties fo:color="#abadb3" loext:opacity="100%" style:font-name="JetBrains Mono" fo:font-size="11.5pt" fo:font-style="italic" style:font-size-asian="11.5pt" style:font-style-asian="italic"/>
    </style:style>
    <style:style style:name="T26" style:family="text">
      <style:text-properties fo:color="#abadb3" loext:opacity="100%" fo:font-size="11.5pt" fo:font-style="italic" style:font-size-asian="11.5pt" style:font-style-asian="italic"/>
    </style:style>
    <style:style style:name="T27" style:family="text">
      <style:text-properties fo:color="#abadb3" loext:opacity="100%" fo:font-style="italic" style:font-style-asian="italic"/>
    </style:style>
    <style:style style:name="T28" style:family="text">
      <style:text-properties fo:color="#56a8f5" loext:opacity="100%" style:font-name="JetBrains Mono" fo:font-size="11.5pt" style:font-size-asian="11.5pt" style:font-style-asian="normal"/>
    </style:style>
    <style:style style:name="T29" style:family="text">
      <style:text-properties fo:color="#56a8f5" loext:opacity="100%" fo:font-size="11.5pt" style:font-size-asian="11.5pt" style:font-style-asian="normal"/>
    </style:style>
    <style:style style:name="T30" style:family="text">
      <style:text-properties fo:color="#56a8f5" loext:opacity="100%" style:font-style-asian="normal"/>
    </style:style>
    <style:style style:name="T31" style:family="text">
      <style:text-properties fo:color="#c77dbb" loext:opacity="100%" style:font-name="JetBrains Mono" fo:font-size="11.5pt" fo:font-style="italic" style:font-size-asian="11.5pt" style:font-style-asian="italic"/>
    </style:style>
    <style:style style:name="T32" style:family="text">
      <style:text-properties fo:color="#c77dbb" loext:opacity="100%" style:font-name="JetBrains Mono" fo:font-size="11.5pt" style:font-size-asian="11.5pt" style:font-style-asian="normal"/>
    </style:style>
    <style:style style:name="T33" style:family="text">
      <style:text-properties fo:color="#c77dbb" loext:opacity="100%" fo:font-size="11.5pt" style:font-size-asian="11.5pt" style:font-style-asian="normal"/>
    </style:style>
    <style:style style:name="T34" style:family="text">
      <style:text-properties fo:color="#c77dbb" loext:opacity="100%" fo:font-size="11.5pt" fo:font-style="italic" style:font-size-asian="11.5pt" style:font-style-asian="italic"/>
    </style:style>
    <style:style style:name="T35" style:family="text">
      <style:text-properties fo:color="#c77dbb" loext:opacity="100%" style:font-style-asian="normal"/>
    </style:style>
    <style:style style:name="T36" style:family="text">
      <style:text-properties fo:color="#c77dbb" loext:opacity="100%" fo:font-style="italic" style:font-style-asian="italic"/>
    </style:style>
    <style:style style:name="T37" style:family="text">
      <style:text-properties fo:color="#2aacb8" loext:opacity="100%" style:font-name="JetBrains Mono" fo:font-size="11.5pt" style:font-size-asian="11.5pt" style:font-style-asian="normal"/>
    </style:style>
    <style:style style:name="T38" style:family="text">
      <style:text-properties fo:color="#2aacb8" loext:opacity="100%" fo:font-size="11.5pt" style:font-size-asian="11.5pt" style:font-style-asian="normal"/>
    </style:style>
    <style:style style:name="T39" style:family="text">
      <style:text-properties fo:color="#2aacb8" loext:opacity="100%" style:font-style-asian="normal"/>
    </style:style>
    <style:style style:name="T40" style:family="text">
      <style:text-properties fo:color="#6aab73" loext:opacity="100%" style:font-name="JetBrains Mono" fo:font-size="11.5pt" style:font-size-asian="11.5pt" style:font-style-asian="normal"/>
    </style:style>
    <style:style style:name="T41" style:family="text">
      <style:text-properties fo:color="#6aab73" loext:opacity="100%" fo:font-size="11.5pt" style:font-size-asian="11.5pt" style:font-style-asian="normal"/>
    </style:style>
    <style:style style:name="T42" style:family="text">
      <style:text-properties fo:color="#6aab73" loext:opacity="100%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egunta 1</text:p>
      <text:p text:style-name="P1"/>
      <text:p text:style-name="P1">precondición: <text:span text:style-name="T1">none</text:span>(tautologia,siempre aplicable)</text:p>
      <text:p text:style-name="P1"/>
      <text:p text:style-name="P1">postcondicioń: return value is CELL EMPTY, CELL CROSS,or CELL, NAUGHT</text:p>
      <text:p text:style-name="P1"><text:tab/>if row &gt;= 0 &amp;&amp; row &lt; TOTAL.ROWS &amp;&amp; column &gt;= 0 &amp;&amp; column &lt; TOTAL_COLUMN</text:p>
      <text:p text:style-name="P1"><text:tab/>otherwise null</text:p>
      <text:p text:style-name="P1"/>
      <text:p text:style-name="P4">Pregunta 2</text:p>
      <text:p text:style-name="P1"/>
      <text:p text:style-name="P1">Precondición: none</text:p>
      <text:p text:style-name="P1"/>
      <text:p text:style-name="P1">Postcondición: return CELL EMPTY, CELL CROSS or CELL.NAUGHT</text:p>
      <text:p text:style-name="P1"><text:tab/>if &lt;= row &lt; TOTAL.ROWS and 0 &lt;= column &lt; TOTAL.COLUMNS</text:p>
      <text:p text:style-name="P1"><text:tab/><text:tab/>otherwise throw new OutOfBoardException</text:p>
      <text:p text:style-name="P1"/>
      <text:p text:style-name="P2">max &gt;= list[i](3 &gt;= 5)</text:p>
      <text:p text:style-name="P2"/>
      <text:p text:style-name="P5">Pregunta 3</text:p>
      <text:p text:style-name="P15"><text:span text:style-name="Source_20_Text"><text:span text:style-name="T2">uch that max=list[j]</text:span></text:span></text:p>
      <text:p text:style-name="P2">Precondición: list.length&gt;0</text:p>
      <text:p text:style-name="P2">Postcondición: max&gt;= list[i] for each i </text:p>
      <text:p text:style-name="P2"><text:s text:c="2"/>(0 ≤ i&lt; list.length), and there exists j </text:p>
      <text:p text:style-name="P2"><text:s text:c="2"/>(0 ≤ j&lt; list.length) such that max=list[j]</text:p>
      <text:p text:style-name="P2"/>
      <text:p text:style-name="P3">int max(int[] list){</text:p>
      <text:p text:style-name="P3"><text:tab/>int result=list[0];</text:p>
      <text:p text:style-name="P3"><text:tab/>for (int i=0; i&lt;list.length-1; i++){</text:p>
      <text:p text:style-name="P3"><text:tab/> <text:s text:c="4"/>if (result&lt;list[i])</text:p>
      <text:p text:style-name="P3"><text:tab/><text:tab/>result=list[i];</text:p>
      <text:p text:style-name="P3"><text:tab/>}</text:p>
      <text:p text:style-name="P3"><text:tab/>return result;</text:p>
      <text:p text:style-name="P3">}</text:p>
      <text:p text:style-name="P3"/>
      <text:p text:style-name="P3">list= [3, 2, 5] satiface la precondición list.length &gt; 0, max(list) = 3</text:p>
      <text:p text:style-name="P3">max &gt;= list[i](3 &gt;= 5) para i= 2(falso)</text:p>
      <text:p text:style-name="P3">Por lo tanto la implementació<text:span text:style-name="T9">n</text:span> anterior no es correcta</text:p>
      <text:p text:style-name="P8"/>
      <text:p text:style-name="P6">Pregunta <text:span text:style-name="T10">4</text:span></text:p>
      <text:p text:style-name="P6"/>
      <text:p text:style-name="P11">Precondición: p.length &gt; 0</text:p>
      <text:p text:style-name="P9"><text:span text:style-name="Strong_20_Emphasis"><text:span text:style-name="T4">Poscondición (v2): </text:span></text:span><text:span text:style-name="Source_20_Text"><text:span text:style-name="T8">q.length = p.length </text:span></text:span><text:span text:style-name="T5">y </text:span><text:span text:style-name="Source_20_Text"><text:span text:style-name="T8">q[i] &lt;= q[i +1] </text:span></text:span><text:span text:style-name="T5">para cualquier </text:span><text:span text:style-name="Source_20_Text"><text:span text:style-name="T8">i, 0 &lt;= i &lt; q.length -1 </text:span></text:span><text:span text:style-name="T5">y para cualquier </text:span><text:span text:style-name="Source_20_Text"><text:span text:style-name="T8">j (0 &lt;= j &lt; p.length)</text:span></text:span><text:span text:style-name="T5">, existe </text:span><text:span text:style-name="Source_20_Text"><text:span text:style-name="T8">k (0 &lt;= k &lt; q.length) </text:span></text:span><text:span text:style-name="T5">tal que </text:span><text:span text:style-name="Source_20_Text"><text:span text:style-name="T8">p[j] = p[k] </text:span></text:span><text:span text:style-name="T5">y para cualquier </text:span><text:span text:style-name="Source_20_Text"><text:span text:style-name="T8">j (0 &lt;= j &lt; q.length) </text:span></text:span><text:span text:style-name="T5">existe </text:span><text:span text:style-name="Source_20_Text"><text:span text:style-name="T8">k ( 0 &lt;= k &lt; p.length) </text:span></text:span><text:span text:style-name="T5">tal que </text:span><text:span text:style-name="Source_20_Text"><text:span text:style-name="T8">q[j] = p[k]</text:span></text:span><text:span text:style-name="T5">.</text:span></text:p>
      <text:p text:style-name="P17"/>
      <text:p text:style-name="P17">public int [ ] sort (int p [ ]){</text:p>
      <text:p text:style-name="P17"><text:s text:c="3"/>int[ ] q = new int [p.length];</text:p>
      <text:p text:style-name="P17"><text:s text:c="3"/>for (int i = 0; i &lt; p.length; i ++)</text:p>
      <text:p text:style-name="P17"><text:s text:c="7"/>q[i] = 1;</text:p>
      <text:p text:style-name="P17"><text:s text:c="3"/>return q;</text:p>
      <text:p text:style-name="P17">}</text:p>
      <text:p text:style-name="P17"/>
      <text:p text:style-name="P11"><text:span text:style-name="T5">p </text:span><text:span text:style-name="T3">= [2, 1, 2, 3] y q = [1, 2, 3, 3] cumple la postcondicioń pero q </text:span><text:span text:style-name="T7">y p no tienen la misma cantidad de cada elemento.</text:span></text:p>
      <text:p text:style-name="P12"><text:span text:style-name="T3">Por lo tanto la implementació</text:span><text:span text:style-name="T6">n</text:span><text:span text:style-name="T3"> anterior no es correcta</text:span></text:p>
      <text:p text:style-name="P6"/>
      <text:p text:style-name="P6">Pregunta <text:span text:style-name="T10">5</text:span></text:p>
      <text:p text:style-name="P6"/>
      <text:p text:style-name="P9">public boolean purchase(String drink){</text:p>
      <text:p text:style-name="P9"><text:s text:c="8"/>if (drink.equalsIgnoreCase(COFFEE)){</text:p>
      <text:p text:style-name="P9"><text:s text:c="12"/>if (coffee.getCount()&gt;0&amp;&amp;deposit&gt;=coffee.getPrice()){</text:p>
      <text:p text:style-name="P9"><text:s text:c="16"/>coffee.sell();</text:p>
      <text:p text:style-name="P9"><text:s text:c="16"/>calculateChange(coffee.getPrice());</text:p>
      <text:p text:style-name="P9"><text:s text:c="16"/>return true;</text:p>
      <text:p text:style-name="P9"><text:s text:c="12"/>}</text:p>
      <text:p text:style-name="P9"><text:s text:c="8"/>} </text:p>
      <text:p text:style-name="P9"><text:s text:c="3"/>...</text:p>
      <text:p text:style-name="P9">}</text:p>
      <text:p text:style-name="P9"/>
      <text:p text:style-name="P13">En el código anterior falta actualizar la cantidad de cafés, <text:span text:style-name="T11">dar vuelto y volver el deposito a cero. Con esos cambios el código quedaría:</text:span></text:p>
      <text:p text:style-name="P6"><text:soft-page-break/></text:p>
      <text:p text:style-name="P10">public boolean purchase(String drink){</text:p>
      <text:p text:style-name="P10"><text:s text:c="8"/>if (drink.equalsIgnoreCase(COFFEE)){</text:p>
      <text:p text:style-name="P10"><text:s text:c="12"/>if (coffee.getCount()&gt;0&amp;&amp;deposit&gt;=coffee.getPrice()){</text:p>
      <text:p text:style-name="P10"><text:s text:c="16"/>coffee.sell();</text:p>
      <text:p text:style-name="P13"><text:tab/><text:tab/> <text:s text:c="3"/>coffe.setCount(coffe.getCount() - 1);</text:p>
      <text:p text:style-name="P10"><text:s text:c="16"/>calculateChange(coffee.getPrice());</text:p>
      <text:p text:style-name="P10"><text:tab/><text:tab/> <text:s text:c="3"/><text:span text:style-name="T11">giveChange();</text:span></text:p>
      <text:p text:style-name="P14"><text:tab/><text:tab/> <text:s text:c="3"/>setDeposit(0);</text:p>
      <text:p text:style-name="P10"><text:s text:c="16"/>return true;</text:p>
      <text:p text:style-name="P10"><text:s text:c="12"/>}</text:p>
      <text:p text:style-name="P10"><text:s text:c="8"/>} </text:p>
      <text:p text:style-name="P10"><text:s text:c="3"/>...</text:p>
      <text:p text:style-name="P10">}</text:p>
      <text:p text:style-name="P10"/>
      <text:p text:style-name="P7">Pregunta <text:span text:style-name="T11">6</text:span></text:p>
      <text:p text:style-name="P7"/>
      <text:p text:style-name="P19"><text:span text:style-name="T15">public class </text:span><text:span text:style-name="T18">PrePostcondiciones {</text:span><text:line-break/><text:line-break/><text:span text:style-name="T18"> <text:s/></text:span><text:span text:style-name="T21">/**</text:span><text:line-break/><text:span text:style-name="T21"> <text:s text:c="2"/>* </text:span><text:span text:style-name="T24">@param </text:span><text:span text:style-name="T27">list </text:span><text:span text:style-name="T21">precondición: list.length &gt; 0</text:span><text:line-break/><text:span text:style-name="T21"> <text:s text:c="2"/>* </text:span><text:span text:style-name="T24">@return </text:span><text:span text:style-name="T21">q postcondición: q[i] = list[list.length - 1 - i] para cada i en [0, list.length - 1)</text:span><text:line-break/><text:span text:style-name="T21"> <text:s text:c="2"/>*/</text:span><text:line-break/><text:span text:style-name="T21"> <text:s/></text:span><text:span text:style-name="T15">int</text:span><text:span text:style-name="T18">[] </text:span><text:span text:style-name="T30">reverse</text:span><text:span text:style-name="T18">(</text:span><text:span text:style-name="T15">int</text:span><text:span text:style-name="T18">[] list) {</text:span><text:line-break/><text:span text:style-name="T18"> <text:s text:c="3"/></text:span><text:span text:style-name="T15">int</text:span><text:span text:style-name="T18">[] q = </text:span><text:span text:style-name="T15">new int</text:span><text:span text:style-name="T18">[list.</text:span><text:span text:style-name="T35">length</text:span><text:span text:style-name="T18">];</text:span><text:line-break/><text:span text:style-name="T18"> <text:s text:c="3"/></text:span><text:span text:style-name="T15">for </text:span><text:span text:style-name="T18">(</text:span><text:span text:style-name="T15">int </text:span><text:span text:style-name="T18">i = </text:span><text:span text:style-name="T39">0</text:span><text:span text:style-name="T18">; i &lt; list.</text:span><text:span text:style-name="T35">length</text:span><text:span text:style-name="T18">; i++) {</text:span><text:line-break/><text:span text:style-name="T18"> <text:s text:c="5"/>q[i] = list[list.</text:span><text:span text:style-name="T35">length </text:span><text:span text:style-name="T18">- </text:span><text:span text:style-name="T39">1 </text:span><text:span text:style-name="T18">- i];</text:span><text:line-break/><text:span text:style-name="T18"> <text:s text:c="3"/>}</text:span><text:line-break/><text:span text:style-name="T18"> <text:s text:c="3"/></text:span><text:span text:style-name="T15">return </text:span><text:span text:style-name="T18">q;</text:span><text:line-break/><text:span text:style-name="T18"> <text:s/>}</text:span><text:line-break/><text:line-break/><text:span text:style-name="T18"> <text:s/></text:span><text:span text:style-name="T21">/**</text:span><text:line-break/><text:span text:style-name="T21"> <text:s text:c="2"/>* </text:span><text:span text:style-name="T24">@param </text:span><text:span text:style-name="T27">list </text:span><text:span text:style-name="T21">precondición: list.length &gt; 0</text:span><text:line-break/><text:span text:style-name="T21"> <text:s text:c="2"/>* </text:span><text:span text:style-name="T24">@return </text:span><text:span text:style-name="T21">ind postcondición: list[ind] = key si key está en list caso contratio ind = -1</text:span><text:line-break/><text:span text:style-name="T21"> <text:s text:c="2"/>*/</text:span><text:line-break/><text:span text:style-name="T21"> <text:s/></text:span><text:span text:style-name="T15">int </text:span><text:span text:style-name="T30">linearSearch</text:span><text:span text:style-name="T18">(</text:span><text:span text:style-name="T15">int</text:span><text:span text:style-name="T18">[] list, </text:span><text:span text:style-name="T15">int </text:span><text:span text:style-name="T18">key) {</text:span><text:line-break/><text:span text:style-name="T18"> <text:s text:c="3"/></text:span><text:span text:style-name="T15">for </text:span><text:span text:style-name="T18">(</text:span><text:span text:style-name="T15">int </text:span><text:span text:style-name="T18">i = </text:span><text:span text:style-name="T39">0</text:span><text:span text:style-name="T18">; i &lt; list.</text:span><text:span text:style-name="T35">length</text:span><text:span text:style-name="T18">; i++) {</text:span><text:line-break/><text:span text:style-name="T18"> <text:s text:c="5"/></text:span><text:span text:style-name="T15">if </text:span><text:span text:style-name="T18">(list[i] == key) {</text:span><text:line-break/><text:span text:style-name="T18"> <text:s text:c="7"/></text:span><text:span text:style-name="T15">return </text:span><text:span text:style-name="T18">i;</text:span><text:line-break/><text:span text:style-name="T18"> <text:s text:c="5"/>}</text:span><text:line-break/><text:span text:style-name="T18"> <text:s text:c="3"/>}</text:span><text:line-break/><text:span text:style-name="T18"> <text:s text:c="3"/></text:span><text:span text:style-name="T15">return </text:span><text:span text:style-name="T18">-</text:span><text:span text:style-name="T39">1</text:span><text:span text:style-name="T18">;</text:span><text:line-break/><text:span text:style-name="T18"> <text:s/>}</text:span><text:line-break/><text:line-break/><text:span text:style-name="T18"> <text:s/></text:span><text:span text:style-name="T21">/**</text:span><text:line-break/><text:span text:style-name="T21"> <text:s text:c="2"/>* </text:span><text:span text:style-name="T24">@param </text:span><text:span text:style-name="T27">letra </text:span><text:span text:style-name="T21">precondición: letra es un caracter</text:span><text:line-break/><text:span text:style-name="T21"> <text:s text:c="2"/>* </text:span><text:span text:style-name="T24">@return </text:span><text:span text:style-name="T21">q postcondición: q es true si letra es vocal en otro caso es false</text:span><text:line-break/><text:span text:style-name="T21"> <text:s text:c="2"/>*/</text:span><text:line-break/><text:span text:style-name="T21"> <text:s/></text:span><text:span text:style-name="T15">boolean </text:span><text:span text:style-name="T30">isVowel</text:span><text:span text:style-name="T18">(</text:span><text:span text:style-name="T15">char </text:span><text:span text:style-name="T18">letra) {</text:span><text:line-break/><text:span text:style-name="T18"> <text:s text:c="3"/></text:span><text:span text:style-name="T15">switch </text:span><text:span text:style-name="T18">(letra) {</text:span><text:line-break/><text:span text:style-name="T18"> <text:s text:c="5"/></text:span><text:span text:style-name="T15">case </text:span><text:span text:style-name="T42">'a'</text:span><text:span text:style-name="T18">:</text:span><text:line-break/><text:span text:style-name="T18"> <text:s text:c="5"/></text:span><text:span text:style-name="T15">case </text:span><text:span text:style-name="T42">'e'</text:span><text:span text:style-name="T18">:</text:span><text:line-break/><text:span text:style-name="T18"> <text:s text:c="5"/></text:span><text:span text:style-name="T15">case </text:span><text:span text:style-name="T42">'i'</text:span><text:span text:style-name="T18">:</text:span><text:line-break/><text:span text:style-name="T18"> <text:s text:c="5"/></text:span><text:span text:style-name="T15">case </text:span><text:span text:style-name="T42">'o'</text:span><text:span text:style-name="T18">:</text:span><text:line-break/><text:span text:style-name="T18"> <text:s text:c="5"/></text:span><text:span text:style-name="T15">case </text:span><text:span text:style-name="T42">'u'</text:span><text:span text:style-name="T18">:</text:span><text:line-break/><text:span text:style-name="T18"> <text:s text:c="5"/></text:span><text:span text:style-name="T15">case </text:span><text:span text:style-name="T42">'A'</text:span><text:span text:style-name="T18">:</text:span><text:line-break/><text:span text:style-name="T18"> <text:s text:c="5"/></text:span><text:span text:style-name="T15">case </text:span><text:span text:style-name="T42">'E'</text:span><text:span text:style-name="T18">:</text:span><text:line-break/><text:span text:style-name="T18"> <text:s text:c="5"/></text:span><text:span text:style-name="T15">case </text:span><text:span text:style-name="T42">'I'</text:span><text:span text:style-name="T18">:</text:span><text:line-break/><text:span text:style-name="T18"> <text:s text:c="5"/></text:span><text:span text:style-name="T15">case </text:span><text:span text:style-name="T42">'O'</text:span><text:span text:style-name="T18">:</text:span><text:line-break/><text:span text:style-name="T18"> <text:s text:c="5"/></text:span><text:span text:style-name="T15">case </text:span><text:span text:style-name="T42">'U'</text:span><text:span text:style-name="T18">:</text:span><text:line-break/><text:span text:style-name="T18"> <text:s text:c="7"/></text:span><text:span text:style-name="T15">return true</text:span><text:span text:style-name="T18">;</text:span><text:line-break/><text:span text:style-name="T18"> <text:s text:c="5"/></text:span><text:span text:style-name="T15">default</text:span><text:span text:style-name="T18">:</text:span><text:line-break/><text:span text:style-name="T18"> <text:s text:c="7"/></text:span><text:span text:style-name="T15">return false</text:span><text:span text:style-name="T18">;</text:span><text:line-break/><text:span text:style-name="T18"> <text:s text:c="3"/>}</text:span><text:line-break/><text:span text:style-name="T18"> <text:s/>}</text:span><text:line-break/><text:line-break/><text:span text:style-name="T18"> <text:s/></text:span><text:span text:style-name="T21">/**</text:span><text:line-break/><text:span text:style-name="T21"> <text:s text:c="2"/>* </text:span><text:span text:style-name="T24">@param </text:span><text:span text:style-name="T27">year </text:span><text:span text:style-name="T21">precondición: year &gt; 0</text:span><text:line-break/><text:span text:style-name="T21"> <text:s text:c="2"/>* </text:span><text:span text:style-name="T24">@return </text:span><text:span text:style-name="T21">q postcondición: q = True si year es bisiesto y q = False caso contrario</text:span><text:line-break/><text:span text:style-name="T21"> <text:s text:c="2"/>*/</text:span><text:line-break/><text:span text:style-name="T21"> <text:s/></text:span><text:span text:style-name="T15">boolean </text:span><text:span text:style-name="T30">isLeapYear</text:span><text:span text:style-name="T18">(</text:span><text:span text:style-name="T15">int </text:span><text:span text:style-name="T18">year) {</text:span><text:line-break/><text:span text:style-name="T18"> <text:s text:c="3"/></text:span><text:span text:style-name="T15">if </text:span><text:span text:style-name="T18">(year % </text:span><text:span text:style-name="T39">4 </text:span><text:span text:style-name="T18">== </text:span><text:span text:style-name="T39">0</text:span><text:span text:style-name="T18">) {</text:span><text:line-break/><text:span text:style-name="T18"> <text:s text:c="5"/></text:span><text:span text:style-name="T15">if </text:span><text:span text:style-name="T18">(year % </text:span><text:span text:style-name="T39">100 </text:span><text:span text:style-name="T18">== </text:span><text:span text:style-name="T39">0</text:span><text:span text:style-name="T18">) {</text:span><text:line-break/><text:span text:style-name="T18"> <text:s text:c="7"/></text:span><text:span text:style-name="T15">if </text:span><text:span text:style-name="T18">(year % </text:span><text:span text:style-name="T39">400 </text:span><text:span text:style-name="T18">== </text:span><text:span text:style-name="T39">0</text:span><text:span text:style-name="T18">) {</text:span><text:line-break/><text:span text:style-name="T18"> <text:s text:c="9"/></text:span><text:span text:style-name="T15">return true</text:span><text:span text:style-name="T18">;</text:span><text:line-break/><text:span text:style-name="T18"> <text:s text:c="7"/>} </text:span><text:span text:style-name="T15">else </text:span><text:span text:style-name="T18">{</text:span><text:line-break/><text:span text:style-name="T18"> <text:s text:c="9"/></text:span><text:span text:style-name="T15">return false</text:span><text:span text:style-name="T18">;</text:span><text:line-break/><text:span text:style-name="T18"> <text:s text:c="7"/>}</text:span><text:line-break/><text:span text:style-name="T18"> <text:s text:c="5"/>} </text:span><text:span text:style-name="T15">else </text:span><text:span text:style-name="T18">{</text:span><text:line-break/><text:span text:style-name="T18"> <text:s text:c="7"/></text:span><text:span text:style-name="T15">return true</text:span><text:span text:style-name="T18">;</text:span><text:line-break/><text:span text:style-name="T18"> <text:s text:c="5"/>}</text:span><text:line-break/><text:span text:style-name="T18"> <text:s text:c="3"/>} </text:span><text:span text:style-name="T15">else </text:span><text:span text:style-name="T18">{</text:span><text:line-break/><text:span text:style-name="T18"> <text:s text:c="5"/></text:span><text:span text:style-name="T15">return false</text:span><text:span text:style-name="T18">;</text:span><text:line-break/><text:span text:style-name="T18"> <text:s text:c="3"/>}</text:span><text:line-break/><text:span text:style-name="T18"> <text:s/>}</text:span><text:line-break/><text:line-break/><text:soft-page-break/><text:span text:style-name="T18"> <text:s/></text:span><text:span text:style-name="T21">/**</text:span><text:line-break/><text:span text:style-name="T21"> <text:s text:c="2"/>* </text:span><text:span text:style-name="T24">@param </text:span><text:span text:style-name="T27">a </text:span><text:span text:style-name="T21">precondición: a &gt; 0</text:span><text:line-break/><text:span text:style-name="T21"> <text:s text:c="2"/>* </text:span><text:span text:style-name="T24">@param </text:span><text:span text:style-name="T27">b </text:span><text:span text:style-name="T21">precondición: b &gt; 0</text:span><text:line-break/><text:span text:style-name="T21"> <text:s text:c="2"/>* </text:span><text:span text:style-name="T24">@param </text:span><text:span text:style-name="T27">c </text:span><text:span text:style-name="T21">precondición: c &gt; 0</text:span><text:line-break/><text:span text:style-name="T21"> <text:s text:c="2"/>* </text:span><text:span text:style-name="T24">@return </text:span><text:span text:style-name="T21">t postcondición t = SCALENE si el triángulo de lados a, b, c es escaleno. t = ISOSCELES</text:span><text:line-break/><text:span text:style-name="T21"> <text:s text:c="2"/>* si el triángulo de lados a, b, c es isósceles. t = EQUILATERAL si el triángulo de lados a, b, c</text:span><text:line-break/><text:span text:style-name="T21"> <text:s text:c="2"/>* es equilátero.</text:span><text:line-break/><text:span text:style-name="T21"> <text:s text:c="2"/>*/</text:span><text:line-break/><text:span text:style-name="T21"> <text:s/></text:span><text:span text:style-name="T18">TriangleType </text:span><text:span text:style-name="T30">reportTriangleType</text:span><text:span text:style-name="T18">(</text:span><text:span text:style-name="T15">int </text:span><text:span text:style-name="T18">a, </text:span><text:span text:style-name="T15">int </text:span><text:span text:style-name="T18">b, </text:span><text:span text:style-name="T15">int </text:span><text:span text:style-name="T18">c) {</text:span><text:line-break/><text:span text:style-name="T18"> <text:s text:c="3"/></text:span><text:span text:style-name="T15">if </text:span><text:span text:style-name="T18">(a == b || b == c || a == c) {</text:span><text:line-break/><text:span text:style-name="T18"> <text:s text:c="5"/></text:span><text:span text:style-name="T15">if </text:span><text:span text:style-name="T18">(a == b &amp;&amp; b == c) {</text:span><text:line-break/><text:span text:style-name="T18"> <text:s text:c="7"/></text:span><text:span text:style-name="T15">return </text:span><text:span text:style-name="T18">TriangleType.</text:span><text:span text:style-name="T36">EQUILATERAL</text:span><text:span text:style-name="T18">;</text:span><text:line-break/><text:span text:style-name="T18"> <text:s text:c="5"/>} </text:span><text:span text:style-name="T15">else </text:span><text:span text:style-name="T18">{</text:span><text:line-break/><text:span text:style-name="T18"> <text:s text:c="7"/></text:span><text:span text:style-name="T15">return </text:span><text:span text:style-name="T18">TriangleType.</text:span><text:span text:style-name="T36">ISOSCELES</text:span><text:span text:style-name="T18">;</text:span><text:line-break/><text:span text:style-name="T18"> <text:s text:c="5"/>}</text:span><text:line-break/><text:span text:style-name="T18"> <text:s text:c="3"/>}</text:span><text:line-break/><text:span text:style-name="T18"> <text:s text:c="3"/></text:span><text:span text:style-name="T15">return </text:span><text:span text:style-name="T18">TriangleType.</text:span><text:span text:style-name="T36">SCALENE</text:span><text:span text:style-name="T18">;</text:span><text:line-break/><text:span text:style-name="T18"> <text:s/>}</text:span><text:line-break/><text:line-break/><text:span text:style-name="T18"> <text:s/></text:span><text:span text:style-name="T15">enum </text:span><text:span text:style-name="T18">TriangleType {</text:span><text:line-break/><text:span text:style-name="T18"> <text:s text:c="3"/></text:span><text:span text:style-name="T36">SCALENE</text:span><text:span text:style-name="T18">, </text:span><text:span text:style-name="T36">ISOSCELES</text:span><text:span text:style-name="T18">, </text:span><text:span text:style-name="T36">EQUILATERAL</text:span><text:line-break/><text:span text:style-name="T36"> <text:s/></text:span><text:span text:style-name="T18">}</text:span><text:line-break/><text:span text:style-name="T18">}</text:span><text:line-break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23:25.687172944</meta:creation-date>
    <meta:generator>LibreOffice/7.3.7.2$Linux_X86_64 LibreOffice_project/30$Build-2</meta:generator>
    <dc:date>2023-05-29T17:07:23.594822986</dc:date>
    <meta:editing-duration>PT40M47S</meta:editing-duration>
    <meta:editing-cycles>9</meta:editing-cycles>
    <meta:document-statistic meta:table-count="0" meta:image-count="0" meta:object-count="0" meta:page-count="3" meta:paragraph-count="66" meta:word-count="708" meta:character-count="4529" meta:non-whitespace-character-count="3266"/>
  </office:meta>
</office:document-meta>
</file>